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umber of mark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formula="of:=2*[.D4]" office:value-type="float" office:value="144" calcext:value-type="float">
            <text:p>144</text:p>
          </table:table-cell>
          <table:table-cell table:formula="of:=4*6*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adius R1</text:p>
          </table:table-cell>
          <table:table-cell table:number-columns-repeated="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adius R2</text:p>
          </table:table-cell>
          <table:table-cell table:number-columns-repeated="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ircumference o1</text:p>
          </table:table-cell>
          <table:table-cell table:style-name="ce1" table:formula="of:=2*3.14*[.B5]" office:value-type="float" office:value="314" calcext:value-type="float">
            <text:p>314,0</text:p>
          </table:table-cell>
          <table:table-cell table:style-name="ce1" table:formula="of:=2*3.14*[.C5]" office:value-type="float" office:value="314" calcext:value-type="float">
            <text:p>314,0</text:p>
          </table:table-cell>
          <table:table-cell table:style-name="ce1" table:formula="of:=2*3.14*[.D5]" office:value-type="float" office:value="314" calcext:value-type="float">
            <text:p>314,0</text:p>
          </table:table-cell>
          <table:table-cell table:style-name="ce1" table:formula="of:=2*3.14*[.E5]" office:value-type="float" office:value="314" calcext:value-type="float">
            <text:p>314,0</text:p>
          </table:table-cell>
          <table:table-cell table:style-name="ce1" table:formula="of:=2*3.14*[.F5]" office:value-type="float" office:value="314" calcext:value-type="float">
            <text:p>314,0</text:p>
          </table:table-cell>
        </table:table-row>
        <table:table-row table:style-name="ro1">
          <table:table-cell office:value-type="string" calcext:value-type="string">
            <text:p>circumference o2</text:p>
          </table:table-cell>
          <table:table-cell table:style-name="ce1" table:formula="of:=2*3.14*[.B6]" office:value-type="float" office:value="332.84" calcext:value-type="float">
            <text:p>332,8</text:p>
          </table:table-cell>
          <table:table-cell table:style-name="ce1" table:formula="of:=2*3.14*[.C6]" office:value-type="float" office:value="332.84" calcext:value-type="float">
            <text:p>332,8</text:p>
          </table:table-cell>
          <table:table-cell table:style-name="ce1" table:formula="of:=2*3.14*[.D6]" office:value-type="float" office:value="332.84" calcext:value-type="float">
            <text:p>332,8</text:p>
          </table:table-cell>
          <table:table-cell table:style-name="ce1" table:formula="of:=2*3.14*[.E6]" office:value-type="float" office:value="332.84" calcext:value-type="float">
            <text:p>332,8</text:p>
          </table:table-cell>
          <table:table-cell table:style-name="ce1" table:formula="of:=2*3.14*[.F6]" office:value-type="float" office:value="332.84" calcext:value-type="float">
            <text:p>332,8</text:p>
          </table:table-cell>
        </table:table-row>
        <table:table-row table:style-name="ro1">
          <table:table-cell office:value-type="string" calcext:value-type="string">
            <text:p>marks distance x1</text:p>
          </table:table-cell>
          <table:table-cell table:style-name="ce1" table:formula="of:=[.B7]/[.B$4]" office:value-type="float" office:value="2.453125" calcext:value-type="float">
            <text:p>2,5</text:p>
          </table:table-cell>
          <table:table-cell table:style-name="ce1" table:formula="of:=[.C7]/[.C$4]" office:value-type="float" office:value="4.90625" calcext:value-type="float">
            <text:p>4,9</text:p>
          </table:table-cell>
          <table:table-cell table:style-name="ce1" table:formula="of:=[.D7]/[.D$4]" office:value-type="float" office:value="4.36111111111111" calcext:value-type="float">
            <text:p>4,4</text:p>
          </table:table-cell>
          <table:table-cell table:style-name="ce1" table:formula="of:=[.E7]/[.E$4]" office:value-type="float" office:value="2.18055555555556" calcext:value-type="float">
            <text:p>2,2</text:p>
          </table:table-cell>
          <table:table-cell table:style-name="ce1" table:formula="of:=[.F7]/[.F$4]" office:value-type="float" office:value="6.54166666666667" calcext:value-type="float">
            <text:p>6,5</text:p>
          </table:table-cell>
        </table:table-row>
        <table:table-row table:style-name="ro1">
          <table:table-cell office:value-type="string" calcext:value-type="string">
            <text:p>marks distance x2</text:p>
          </table:table-cell>
          <table:table-cell table:style-name="ce1" table:formula="of:=[.B8]/[.B$4]" office:value-type="float" office:value="2.6003125" calcext:value-type="float">
            <text:p>2,6</text:p>
          </table:table-cell>
          <table:table-cell table:style-name="ce1" table:formula="of:=[.C8]/[.C$4]" office:value-type="float" office:value="5.200625" calcext:value-type="float">
            <text:p>5,2</text:p>
          </table:table-cell>
          <table:table-cell table:style-name="ce1" table:formula="of:=[.D8]/[.D$4]" office:value-type="float" office:value="4.62277777777778" calcext:value-type="float">
            <text:p>4,6</text:p>
          </table:table-cell>
          <table:table-cell table:style-name="ce1" table:formula="of:=[.E8]/[.E$4]" office:value-type="float" office:value="2.31138888888889" calcext:value-type="float">
            <text:p>2,3</text:p>
          </table:table-cell>
          <table:table-cell table:style-name="ce1" table:formula="of:=[.F8]/[.F$4]" office:value-type="float" office:value="6.93416666666667" calcext:value-type="float">
            <text:p>6,9</text:p>
          </table:table-cell>
        </table:table-row>
        <table:table-row table:style-name="ro1">
          <table:table-cell office:value-type="string" calcext:value-type="string">
            <text:p>sensors distance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ber of marks between sensors</text:p>
          </table:table-cell>
          <table:table-cell table:formula="of:=[.B$11]/[.B9]" office:value-type="float" office:value="1.63057324840764" calcext:value-type="float">
            <text:p>1,63057324840764</text:p>
          </table:table-cell>
          <table:table-cell table:formula="of:=[.C$11]/[.C9]" office:value-type="float" office:value="0.815286624203822" calcext:value-type="float">
            <text:p>0,815286624203822</text:p>
          </table:table-cell>
          <table:table-cell table:formula="of:=[.D$11]/[.D9]" office:value-type="float" office:value="0.9171974522293" calcext:value-type="float">
            <text:p>0,9171974522293</text:p>
          </table:table-cell>
          <table:table-cell table:formula="of:=[.E$11]/[.E9]" office:value-type="float" office:value="1.8343949044586" calcext:value-type="float">
            <text:p>1,8343949044586</text:p>
          </table:table-cell>
          <table:table-cell table:formula="of:=[.F$11]/[.F9]" office:value-type="float" office:value="0.611464968152866" calcext:value-type="float">
            <text:p>0,611464968152866</text:p>
          </table:table-cell>
        </table:table-row>
        <table:table-row table:style-name="ro1">
          <table:table-cell office:value-type="string" calcext:value-type="string">
            <text:p>number of marks between sensors</text:p>
          </table:table-cell>
          <table:table-cell table:formula="of:=[.B$11]/[.B10]" office:value-type="float" office:value="1.53827664944117" calcext:value-type="float">
            <text:p>1,53827664944117</text:p>
          </table:table-cell>
          <table:table-cell table:formula="of:=[.C$11]/[.C10]" office:value-type="float" office:value="0.769138324720587" calcext:value-type="float">
            <text:p>0,769138324720587</text:p>
          </table:table-cell>
          <table:table-cell table:formula="of:=[.D$11]/[.D10]" office:value-type="float" office:value="0.865280615310659" calcext:value-type="float">
            <text:p>0,865280615310659</text:p>
          </table:table-cell>
          <table:table-cell table:formula="of:=[.E$11]/[.E10]" office:value-type="float" office:value="1.73056123062132" calcext:value-type="float">
            <text:p>1,73056123062132</text:p>
          </table:table-cell>
          <table:table-cell table:formula="of:=[.F$11]/[.F10]" office:value-type="float" office:value="0.57685374354044" calcext:value-type="float">
            <text:p>0,57685374354044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10000" calcext:value-type="float">
            <text:p>10000</text:p>
          </table:table-cell>
          <table:table-cell table:formula="of:=[.B19]" office:value-type="float" office:value="10000" calcext:value-type="float">
            <text:p>10000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D19]" office:value-type="float" office:value="10000" calcext:value-type="float">
            <text:p>10000</text:p>
          </table:table-cell>
          <table:table-cell table:formula="of:=[.E19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RPS</text:p>
          </table:table-cell>
          <table:table-cell table:style-name="ce2" table:formula="of:=[.B19]/60" office:value-type="float" office:value="166.666666666667" calcext:value-type="float">
            <text:p>167</text:p>
          </table:table-cell>
          <table:table-cell table:style-name="ce2" table:formula="of:=[.C19]/60" office:value-type="float" office:value="166.666666666667" calcext:value-type="float">
            <text:p>167</text:p>
          </table:table-cell>
          <table:table-cell table:style-name="ce2" table:formula="of:=[.D19]/60" office:value-type="float" office:value="166.666666666667" calcext:value-type="float">
            <text:p>167</text:p>
          </table:table-cell>
          <table:table-cell table:style-name="ce2" table:formula="of:=[.E19]/60" office:value-type="float" office:value="166.666666666667" calcext:value-type="float">
            <text:p>167</text:p>
          </table:table-cell>
          <table:table-cell table:style-name="ce2" table:formula="of:=[.F19]/60" office:value-type="float" office:value="166.666666666667" calcext:value-type="float">
            <text:p>167</text:p>
          </table:table-cell>
        </table:table-row>
        <table:table-row table:style-name="ro1">
          <table:table-cell office:value-type="string" calcext:value-type="string">
            <text:p>freq MARK [kHz]</text:p>
          </table:table-cell>
          <table:table-cell table:style-name="ce2" table:formula="of:=[.B4]*[.B20]/1000" office:value-type="float" office:value="21.3333333333333" calcext:value-type="float">
            <text:p>21</text:p>
          </table:table-cell>
          <table:table-cell table:style-name="ce2" table:formula="of:=[.C4]*[.C20]/1000" office:value-type="float" office:value="10.6666666666667" calcext:value-type="float">
            <text:p>11</text:p>
          </table:table-cell>
          <table:table-cell table:style-name="ce2" table:formula="of:=[.D4]*[.D20]/1000" office:value-type="float" office:value="12" calcext:value-type="float">
            <text:p>12</text:p>
          </table:table-cell>
          <table:table-cell table:style-name="ce2" table:formula="of:=[.E4]*[.E20]/1000" office:value-type="float" office:value="24" calcext:value-type="float">
            <text:p>24</text:p>
          </table:table-cell>
          <table:table-cell table:style-name="ce2" table:formula="of:=[.F4]*[.F20]/1000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eq INT [kHz]</text:p>
          </table:table-cell>
          <table:table-cell table:style-name="ce2" table:formula="of:=2*[.B21]" office:value-type="float" office:value="42.6666666666667" calcext:value-type="float">
            <text:p>43</text:p>
          </table:table-cell>
          <table:table-cell table:style-name="ce2" table:formula="of:=2*[.C21]" office:value-type="float" office:value="21.3333333333333" calcext:value-type="float">
            <text:p>21</text:p>
          </table:table-cell>
          <table:table-cell table:style-name="ce2" table:formula="of:=2*[.D21]" office:value-type="float" office:value="24" calcext:value-type="float">
            <text:p>24</text:p>
          </table:table-cell>
          <table:table-cell table:style-name="ce2" table:formula="of:=2*[.E21]" office:value-type="float" office:value="48" calcext:value-type="float">
            <text:p>48</text:p>
          </table:table-cell>
          <table:table-cell table:style-name="ce2" table:formula="of:=2*[.F21]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 style:data-style-name="N2" text:time-value="15:17:21.717919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5T16:52:50.331276421</meta:creation-date>
    <meta:generator>LibreOffice/7.2.4.1$Linux_X86_64 LibreOffice_project/20$Build-1</meta:generator>
    <dc:date>2022-02-15T15:38:01.857540669</dc:date>
    <meta:editing-duration>P3DT14H38M34S</meta:editing-duration>
    <meta:editing-cycles>2</meta:editing-cycles>
    <meta:document-statistic meta:table-count="1" meta:cell-count="84" meta:object-count="0"/>
  </office:meta>
</office:document-meta>
</file>